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2c25" officeooo:paragraph-rsid="000a2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TC</text:p>
      <text:p text:style-name="P1"/>
      <text:p text:style-name="P1">B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2:39:08.083000000</meta:creation-date>
    <dc:date>2017-04-16T13:05:10.139000000</dc:date>
    <meta:editing-duration>PT15M52S</meta:editing-duration>
    <meta:editing-cycles>1</meta:editing-cycles>
    <meta:document-statistic meta:table-count="0" meta:image-count="0" meta:object-count="0" meta:page-count="1" meta:paragraph-count="2" meta:word-count="2" meta:character-count="7" meta:non-whitespace-character-count="7"/>
    <meta:generator>LibreOffice/5.2.4.2$Windows_x86 LibreOffice_project/3d5603e1122f0f102b62521720ab13a38a4e0eb0</meta:generator>
  </office:meta>
</office:document-meta>
</file>